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esting Ubuntu 12.04 AMD 6 core</text:h>
      <text:h text:style-name="P2" text:outline-level="1">Raspberry Pi Kernel Cross Compiling</text:h>
      <text:h text:style-name="P2" text:outline-level="1">05/30/16 </text:h>
      <text:p text:style-name="Text_20_body"/>
      <text:h text:style-name="Heading_20_1" text:outline-level="1"><text:a xlink:type="simple" xlink:href="https://www.raspberrypi.org/documentation/linux/kernel/building.md">https://www.raspberrypi.org/documentation/linux/kernel/building.md</text:a></text:h>
      <text:p text:style-name="Text_20_body">A script was used to set the cross compiler path.</text:p>
      <text:p text:style-name="Text_20_body"/>
      <text:p text:style-name="Text_20_body">#!/bin/bash</text:p>
      <text:p text:style-name="Text_20_body">export PATH=/home/vidal/wkg/tools/arm-bcm2708/gcc-linaro-arm-linux-gnueabihf-raspbian-x64/bin:$PATH</text:p>
      <text:p text:style-name="Text_20_body">echo $PATH <text:s/></text:p>
      <text:p text:style-name="Text_20_body"/>
      <text:p text:style-name="Text_20_body">On the RPi2B the kernel takes over 3 hrs while the cross compile take less than 1/2 hr.</text:p>
      <text:h text:style-name="Heading_20_1" text:outline-level="1">Kernel Building</text:h>
      <text:p text:style-name="Text_20_body">There are two main methods for building the kernel. You can build locally on a Raspberry Pi which will take a long time; or you can cross-compile, which is much quicker, but requires more setup.</text:p>
      <text:h text:style-name="Heading_20_2" text:outline-level="2">Local building</text:h>
      <text:p text:style-name="Text_20_body">On a Raspberry Pi first install the latest version of <text:a xlink:type="simple" xlink:href="https://www.raspberrypi.org/downloads">Raspbian</text:a> from the downloads page. Then boot your Pi, plug in Ethernet to give you access to the sources, and log in.</text:p>
      <text:p text:style-name="Text_20_body">First get the sources, which will take some time:</text:p>
      <text:p text:style-name="P1"><text:span text:style-name="Source_20_Text">git clone --depth=1 https://github.com/raspberrypi/linux</text:span></text:p>
      <text:p text:style-name="Text_20_body">Add missing dependencies:</text:p>
      <text:p text:style-name="P1"><text:span text:style-name="Source_20_Text">sudo apt-get install bc</text:span></text:p>
      <text:p text:style-name="Text_20_body">Configure the kernel - as well as the default configuration you may wish to <text:a xlink:type="simple" xlink:href="https://www.raspberrypi.org/documentation/linux/kernel/configuring.md">configure your kernel in more detail</text:a> or <text:a xlink:type="simple" xlink:href="https://www.raspberrypi.org/documentation/linux/kernel/patching.md">apply patches from another source</text:a> to add or remove required functionality:</text:p>
      <text:p text:style-name="Text_20_body">Run the following commands depending on your Raspberry Pi version.</text:p>
      <text:h text:style-name="Heading_20_3" text:outline-level="3"><text:soft-page-break/>Raspberry Pi 1 (or Compute Module) Default Build Configuration</text:h>
      <text:p text:style-name="Preformatted_20_Text"><text:span text:style-name="Source_20_Text">cd linux</text:span></text:p>
      <text:p text:style-name="Preformatted_20_Text"><text:span text:style-name="Source_20_Text">KERNEL=kernel</text:span></text:p>
      <text:p text:style-name="P1"><text:span text:style-name="Source_20_Text">make bcmrpi_defconfig</text:span></text:p>
      <text:h text:style-name="Heading_20_3" text:outline-level="3">Raspberry Pi 2/3 Default Build Configuration</text:h>
      <text:p text:style-name="Preformatted_20_Text"><text:span text:style-name="Source_20_Text">cd linux</text:span></text:p>
      <text:p text:style-name="Preformatted_20_Text"><text:span text:style-name="Source_20_Text">KERNEL=kernel7</text:span></text:p>
      <text:p text:style-name="P1"><text:span text:style-name="Source_20_Text">make bcm2709_defconfig</text:span></text:p>
      <text:p text:style-name="Text_20_body">Build and install the kernel, modules and Device Tree blobs; this step takes a <text:span text:style-name="Strong_20_Emphasis">long</text:span> time...</text:p>
      <text:p text:style-name="Preformatted_20_Text"><text:span text:style-name="Source_20_Text">make -j4 zImage modules dtbs</text:span></text:p>
      <text:p text:style-name="Preformatted_20_Text"><text:span text:style-name="Source_20_Text">sudo make modules_install</text:span></text:p>
      <text:p text:style-name="Preformatted_20_Text"><text:span text:style-name="Source_20_Text">sudo cp arch/arm/boot/dts/*.dtb /boot/</text:span></text:p>
      <text:p text:style-name="Preformatted_20_Text"><text:span text:style-name="Source_20_Text">sudo cp arch/arm/boot/dts/overlays/*.dtb* /boot/overlays/</text:span></text:p>
      <text:p text:style-name="Preformatted_20_Text"><text:span text:style-name="Source_20_Text">sudo cp arch/arm/boot/dts/overlays/README /boot/overlays/</text:span></text:p>
      <text:p text:style-name="P1"><text:span text:style-name="Source_20_Text">sudo scripts/mkknlimg arch/arm/boot/zImage /boot/$KERNEL.img</text:span></text:p>
      <text:p text:style-name="Text_20_body">Note: On a Raspberry Pi 2/3, the <text:span text:style-name="Source_20_Text">-j4</text:span> flag splits the work between all four cores, speeding up compilation significantly.</text:p>
      <text:h text:style-name="Heading_20_2" text:outline-level="2">Cross-compiling</text:h>
      <text:p text:style-name="Text_20_body">First you are going to require a suitable Linux cross-compilation host. We tend to use Ubuntu; since Raspbian is also a Debian distribution it means using similar command lines and so on.</text:p>
      <text:p text:style-name="Text_20_body">You can either do this using VirtualBox (or VMWare) on Windows, or install it directly onto your computer. For reference you can follow instructions online <text:a xlink:type="simple" xlink:href="http://www.wikihow.com/Install-Ubuntu-on-VirtualBox">at Wikihow</text:a>.</text:p>
      <text:h text:style-name="Heading_20_3" text:outline-level="3">Install toolchain</text:h>
      <text:p text:style-name="Text_20_body">Use the following command:</text:p>
      <text:p text:style-name="P1"><text:span text:style-name="Source_20_Text">git clone https://github.com/raspberrypi/tools</text:span></text:p>
      <text:p text:style-name="Text_20_body">You can then copy the following directory to a common location <text:span text:style-name="Source_20_Text">/tools/arm-bcm2708/gcc-linaro-arm-linux-gnueabihf-raspbian</text:span>, and add <text:span text:style-name="Source_20_Text">/tools/arm-bcm2708/gcc-linaro-arm-linux-gnueabihf-raspbian/bin</text:span> to your $PATH in the .bashrc in your home directory. For 64-bit host systems, use /tools/arm-bcm2708/gcc-linaro-arm-linux-gnueabihf-raspbian-x64/bin. While this step is not strictly necessary, it does make it easier for later command lines!</text:p>
      <text:h text:style-name="Heading_20_3" text:outline-level="3">Get sources</text:h>
      <text:p text:style-name="Text_20_body">To get the sources, refer to the original <text:a xlink:type="simple" xlink:href="https://github.com/raspberrypi/linux">GitHub</text:a> repository for the various branches.</text:p>
      <text:p text:style-name="P1"><text:span text:style-name="Source_20_Text">$ git clone --depth=1 https://github.com/raspberrypi/linux</text:span></text:p>
      <text:h text:style-name="Heading_20_3" text:outline-level="3"><text:soft-page-break/>Build sources</text:h>
      <text:p text:style-name="Text_20_body">To build the sources for cross-compilation there may be extra dependencies beyond those you've installed by default with Ubuntu. If you find you need other things please submit a pull request to change the documentation.</text:p>
      <text:p text:style-name="Text_20_body">Enter the following commands to build the sources and Device Tree files.</text:p>
      <text:p text:style-name="Text_20_body">For Pi 1 or Compute Module:</text:p>
      <text:p text:style-name="Preformatted_20_Text"><text:span text:style-name="Source_20_Text">cd linux</text:span></text:p>
      <text:p text:style-name="Preformatted_20_Text"><text:span text:style-name="Source_20_Text">KERNEL=kernel</text:span></text:p>
      <text:p text:style-name="P1"><text:span text:style-name="Source_20_Text">make ARCH=arm CROSS_COMPILE=arm-linux-gnueabihf- bcmrpi_defconfig</text:span></text:p>
      <text:p text:style-name="Text_20_body">For Pi 2/3:</text:p>
      <text:p text:style-name="Preformatted_20_Text"><text:span text:style-name="Source_20_Text">cd linux</text:span></text:p>
      <text:p text:style-name="Preformatted_20_Text"><text:span text:style-name="Source_20_Text">KERNEL=kernel7</text:span></text:p>
      <text:p text:style-name="P1"><text:span text:style-name="Source_20_Text">make ARCH=arm CROSS_COMPILE=arm-linux-gnueabihf- bcm2709_defconfig</text:span></text:p>
      <text:p text:style-name="Text_20_body">Then for both:</text:p>
      <text:p text:style-name="P1"><text:span text:style-name="Source_20_Text">make ARCH=arm CROSS_COMPILE=arm-linux-gnueabihf- zImage modules dtbs</text:span></text:p>
      <text:p text:style-name="Text_20_body">Note: To speed up compilation on multiprocessor systems, and get some improvement on single processor ones, use <text:span text:style-name="Source_20_Text">-j n</text:span> where n is number of processors * 1.5. Alternatively, feel free to experiment and see what works!</text:p>
      <text:h text:style-name="Heading_20_3" text:outline-level="3">Install directly onto the SD card</text:h>
      <text:p text:style-name="Text_20_body">Having built the kernel you need to copy it onto your Raspberry Pi and install the modules; this is best done directly using an SD card reader.</text:p>
      <text:p text:style-name="Text_20_body">First use lsblk before and after plugging in your SD card to identify which one it is; you should end up with something like this:</text:p>
      <text:p text:style-name="Preformatted_20_Text"><text:span text:style-name="Source_20_Text">sdb</text:span></text:p>
      <text:p text:style-name="Preformatted_20_Text"><text:span text:style-name="Source_20_Text"><text:s text:c="3"/>sdb1</text:span></text:p>
      <text:p text:style-name="P1"><text:span text:style-name="Source_20_Text"><text:s text:c="3"/>sdb2</text:span></text:p>
      <text:p text:style-name="Text_20_body">with <text:span text:style-name="Source_20_Text">sdb1</text:span> being the FAT (boot) partition, and <text:span text:style-name="Source_20_Text">sdb2</text:span> being the ext4 filesystem (root) partition.</text:p>
      <text:p text:style-name="Text_20_body">If it is a NOOBS card you should see something like this:</text:p>
      <text:p text:style-name="Preformatted_20_Text"><text:span text:style-name="Source_20_Text">sdb</text:span></text:p>
      <text:p text:style-name="Preformatted_20_Text"><text:span text:style-name="Source_20_Text"><text:s text:c="2"/>sdb1</text:span></text:p>
      <text:p text:style-name="Preformatted_20_Text"><text:span text:style-name="Source_20_Text"><text:s text:c="2"/>sdb2</text:span></text:p>
      <text:p text:style-name="Preformatted_20_Text"><text:span text:style-name="Source_20_Text"><text:s text:c="2"/>sdb5</text:span></text:p>
      <text:p text:style-name="Preformatted_20_Text"><text:span text:style-name="Source_20_Text"><text:s text:c="2"/>sdb6</text:span></text:p>
      <text:p text:style-name="P1"><text:span text:style-name="Source_20_Text"><text:s text:c="2"/>sdb7</text:span></text:p>
      <text:p text:style-name="Text_20_body">with <text:span text:style-name="Source_20_Text">sdb6</text:span> being the FAT (boot) partition, and <text:span text:style-name="Source_20_Text">sdb7</text:span> being the ext4 filesystem (root) partition.</text:p>
      <text:p text:style-name="Text_20_body">Mount these first: (adjust the partition numbers for NOOBS cards)</text:p>
      <text:p text:style-name="Preformatted_20_Text"><text:span text:style-name="Source_20_Text">mkdir mnt/fat32</text:span></text:p>
      <text:p text:style-name="Preformatted_20_Text"><text:span text:style-name="Source_20_Text">mkdir mnt/ext4</text:span></text:p>
      <text:p text:style-name="Preformatted_20_Text"><text:span text:style-name="Source_20_Text">sudo mount /dev/sdb1 mnt/fat32</text:span></text:p>
      <text:p text:style-name="P1"><text:soft-page-break/><text:span text:style-name="Source_20_Text">sudo mount /dev/sdb2 mnt/ext4</text:span></text:p>
      <text:p text:style-name="Text_20_body">Next, install the modules:</text:p>
      <text:p text:style-name="P1"><text:span text:style-name="Source_20_Text">sudo make ARCH=arm CROSS_COMPILE=arm-linux-gnueabihf- INSTALL_MOD_PATH=mnt/ext4 modules_install</text:span></text:p>
      <text:p text:style-name="Text_20_body">Finally, copy the kernel and Device Tree blobs onto the SD card, making sure to back up your old kernel:</text:p>
      <text:p text:style-name="Preformatted_20_Text"><text:span text:style-name="Source_20_Text">sudo cp mnt/fat32/$KERNEL.img mnt/fat32/$KERNEL-backup.img</text:span></text:p>
      <text:p text:style-name="Preformatted_20_Text"><text:span text:style-name="Source_20_Text">sudo scripts/mkknlimg arch/arm/boot/zImage mnt/fat32/$KERNEL.img</text:span></text:p>
      <text:p text:style-name="Preformatted_20_Text"><text:span text:style-name="Source_20_Text">sudo cp arch/arm/boot/dts/*.dtb mnt/fat32/</text:span></text:p>
      <text:p text:style-name="Preformatted_20_Text"><text:span text:style-name="Source_20_Text">sudo cp arch/arm/boot/dts/overlays/*.dtb* mnt/fat32/overlays/</text:span></text:p>
      <text:p text:style-name="Preformatted_20_Text"><text:span text:style-name="Source_20_Text">sudo cp arch/arm/boot/dts/overlays/README mnt/fat32/overlays/</text:span></text:p>
      <text:p text:style-name="Preformatted_20_Text"><text:span text:style-name="Source_20_Text">sudo umount mnt/fat32</text:span></text:p>
      <text:p text:style-name="P1"><text:span text:style-name="Source_20_Text">sudo umount mnt/ext4</text:span></text:p>
      <text:p text:style-name="Text_20_body">Another option is to copy the kernel into the same place, but with a different filename - for instance, kernel-myconfig.img - rather than overwriting the kernel.img file. You can then edit the config.txt file to select the kernel that the Pi will boot into:</text:p>
      <text:p text:style-name="P1"><text:span text:style-name="Source_20_Text">kernel=kernel-myconfig.img</text:span></text:p>
      <text:p text:style-name="Text_20_body">This has the advantage of keeping your kernel separate from the kernel image managed by the system and any automatic update tools, and allowing you to easily revert to a stock kernel in the event that your kernel cannot boot.</text:p>
      <text:p text:style-name="Text_20_body">Finally, plug the card into the Pi and boot it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9:43:21</meta:creation-date>
    <dc:date>2016-05-30T06:16:02</dc:date>
    <meta:editing-duration>PT38M53S</meta:editing-duration>
    <meta:editing-cycles>3</meta:editing-cycles>
    <meta:generator>LibreOffice/3.5$Linux_X86_64 LibreOffice_project/350m1$Build-2</meta:generator>
    <dc:creator>vidal </dc:creator>
    <meta:document-statistic meta:table-count="0" meta:image-count="0" meta:object-count="0" meta:page-count="4" meta:paragraph-count="93" meta:word-count="802" meta:character-count="5592" meta:non-whitespace-character-count="4863"/>
  </office:meta>
</office:document-meta>
</file>